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100000010F5103FEBA0DCD6A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44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7.46mm"/>
    </style:style>
    <style:style style:name="co6" style:family="table-column">
      <style:table-column-properties fo:break-before="auto" style:column-width="8.84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42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142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 Black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 Black"/>
    </style:style>
    <style:style style:name="ce10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style:font-name="Arial Black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Arial Black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name="Figura 1" draw:style-name="gr1" draw:text-style-name="P1" svg:width="6.06mm" svg:height="4.24mm" svg:x="241.68mm" svg:y="40.62mm">
            <draw:image xlink:href="Pictures/100000000000001100000010F5103FEBA0DCD6AC.png" xlink:type="simple" xlink:show="embed" xlink:actuate="onLoad">
              <text:p/>
            </draw:image>
          </draw:frame>
          <draw:frame draw:z-index="1" draw:style-name="gr2" draw:text-style-name="P1" svg:width="159.99mm" svg:height="89.99mm" svg:x="286.32mm" svg:y="10.3mm">
            <loext:p draw:notify-on-update-of-ranges="Planilha1.C2:Planilha1.C27 Planilha1.B2:Planilha1.B27 Planilha1.H1:Planilha1.H1 Planilha1.H2:Planilha1.H27 Planilha1.B2:Planilha1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1" table:default-cell-style-name="ce3"/>
        <table:table-row table:style-name="ro1">
          <table:table-cell table:style-name="ce1" office:value-type="string" calcext:value-type="string">
            <text:p>Utilizado(S=1/ N= <text:s/>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²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Y²</text:p>
          </table:table-cell>
          <table:table-cell table:style-name="ce1" office:value-type="string" calcext:value-type="string">
            <text:p>(Y-a-bX)²</text:p>
          </table:table-cell>
          <table:table-cell table:style-name="ce1" office:value-type="string" calcext:value-type="string">
            <text:p>Reta Ideal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POWER([.B2];2)" office:value-type="float" office:value="4" calcext:value-type="float">
            <text:p>4</text:p>
          </table:table-cell>
          <table:table-cell table:style-name="ce2" table:formula="of:=[.B2]*[.C2]" office:value-type="float" office:value="40" calcext:value-type="float">
            <text:p>40</text:p>
          </table:table-cell>
          <table:table-cell table:style-name="ce2" table:formula="of:=POWER([.C2];2)" office:value-type="float" office:value="400" calcext:value-type="float">
            <text:p>400</text:p>
          </table:table-cell>
          <table:table-cell table:style-name="ce6" table:formula="of:=IF([.A2]=1;POWER(([.C2]-[.L2]-[.L3]*[.B2]);2);0)" office:value-type="float" office:value="0.159999999999999" calcext:value-type="float">
            <text:p>0,160000</text:p>
          </table:table-cell>
          <table:table-cell table:style-name="ce7" table:formula="of:=IF([.A2]=1;[.B2]*[.L3]+[.L2];0)" office:value-type="float" office:value="20.4" calcext:value-type="float">
            <text:p>20,400000</text:p>
          </table:table-cell>
          <table:table-cell table:style-name="Default"/>
          <table:table-cell table:style-name="ce1" office:value-type="string" calcext:value-type="string">
            <text:p>a</text:p>
          </table:table-cell>
          <table:table-cell table:style-name="ce9" office:value-type="string" calcext:value-type="string">
            <text:p>=</text:p>
          </table:table-cell>
          <table:table-cell table:style-name="ce6" table:formula="of:=(SUM([.D2:.D27])*SUM([.C2:.C27])-SUM([.B2:.B27])*SUM([.E2:.E27]))/([.L7]*SUM([.D2:.D27])-POWER(SUM([.B2:.B27]);2))" office:value-type="float" office:value="-5.77142857142857" calcext:value-type="float">
            <text:p>-5,77142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POWER([.B3];2)" office:value-type="float" office:value="9" calcext:value-type="float">
            <text:p>9</text:p>
          </table:table-cell>
          <table:table-cell table:style-name="ce2" table:formula="of:=[.B3]*[.C3]" office:value-type="float" office:value="105" calcext:value-type="float">
            <text:p>105</text:p>
          </table:table-cell>
          <table:table-cell table:style-name="ce2" table:formula="of:=POWER([.C3];2)" office:value-type="float" office:value="1225" calcext:value-type="float">
            <text:p>1225</text:p>
          </table:table-cell>
          <table:table-cell table:style-name="ce6" table:formula="of:=IF([.A3]=1;POWER(([.C3]-[.L2]-[.L3]*[.B3]);2);0)" office:value-type="float" office:value="2.29306122448981" calcext:value-type="float">
            <text:p>2,293061</text:p>
          </table:table-cell>
          <table:table-cell table:style-name="ce7" table:formula="of:=IF([.A3]=1;[.B3]*[.L3]+[.L2];0)" office:value-type="float" office:value="33.4857142857143" calcext:value-type="float">
            <text:p>33,485714</text:p>
          </table:table-cell>
          <table:table-cell table:style-name="Default"/>
          <table:table-cell table:style-name="ce1" office:value-type="string" calcext:value-type="string">
            <text:p>b</text:p>
          </table:table-cell>
          <table:table-cell table:style-name="ce9" office:value-type="string" calcext:value-type="string">
            <text:p>=</text:p>
          </table:table-cell>
          <table:table-cell table:style-name="ce6" table:formula="of:=([.L7]*SUM([.E2:.E27])-SUM([.B2:.B27])*SUM([.C2:.C27]))/([.L7]*SUM([.D2:.D27])-POWER(SUM([.B2:.B27]);2))" office:value-type="float" office:value="13.0857142857143" calcext:value-type="float">
            <text:p>13,0857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POWER([.B4];2)" office:value-type="float" office:value="16" calcext:value-type="float">
            <text:p>16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formula="of:=POWER([.C4];2)" office:value-type="float" office:value="2500" calcext:value-type="float">
            <text:p>2500</text:p>
          </table:table-cell>
          <table:table-cell table:style-name="ce6" table:formula="of:=IF([.A4]=1;POWER(([.C4]-[.L2]-[.L3]*[.B4]);2);0)" office:value-type="float" office:value="11.7551020408163" calcext:value-type="float">
            <text:p>11,755102</text:p>
          </table:table-cell>
          <table:table-cell table:style-name="ce7" table:formula="of:=IF([.A4]=1;[.B4]*[.L3]+[.L2];0)" office:value-type="float" office:value="46.5714285714286" calcext:value-type="float">
            <text:p>46,571429</text:p>
          </table:table-cell>
          <table:table-cell table:style-name="Default"/>
          <table:table-cell table:style-name="ce1" office:value-type="string" calcext:value-type="string">
            <text:p>Δa</text:p>
          </table:table-cell>
          <table:table-cell table:style-name="ce9" office:value-type="string" calcext:value-type="string">
            <text:p>=</text:p>
          </table:table-cell>
          <table:table-cell table:style-name="ce6" table:formula="of:=SQRT((1/[.L11])*(SUM([.D2:.D27]))*[.L10])" office:value-type="float" office:value="1.78174797610104" calcext:value-type="float">
            <text:p>1,78174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2" table:formula="of:=POWER([.B5];2)" office:value-type="float" office:value="25" calcext:value-type="float">
            <text:p>25</text:p>
          </table:table-cell>
          <table:table-cell table:style-name="ce2" table:formula="of:=[.B5]*[.C5]" office:value-type="float" office:value="275" calcext:value-type="float">
            <text:p>275</text:p>
          </table:table-cell>
          <table:table-cell table:style-name="ce2" table:formula="of:=POWER([.C5];2)" office:value-type="float" office:value="3025" calcext:value-type="float">
            <text:p>3025</text:p>
          </table:table-cell>
          <table:table-cell table:style-name="ce6" table:formula="of:=IF([.A5]=1;POWER(([.C5]-[.L2]-[.L3]*[.B5]);2);0)" office:value-type="float" office:value="21.6889795918367" calcext:value-type="float">
            <text:p>21,688980</text:p>
          </table:table-cell>
          <table:table-cell table:style-name="ce7" table:formula="of:=IF([.A5]=1;[.B5]*[.L3]+[.L2];0)" office:value-type="float" office:value="59.6571428571429" calcext:value-type="float">
            <text:p>59,657143</text:p>
          </table:table-cell>
          <table:table-cell table:style-name="Default"/>
          <table:table-cell table:style-name="ce1" office:value-type="string" calcext:value-type="string">
            <text:p>Δb</text:p>
          </table:table-cell>
          <table:table-cell table:style-name="ce9" office:value-type="string" calcext:value-type="string">
            <text:p>=</text:p>
          </table:table-cell>
          <table:table-cell table:style-name="ce6" table:formula="of:=SQRT((1/[.L11])*[.L7]*[.L10])" office:value-type="float" office:value="0.178472500069352" calcext:value-type="float">
            <text:p>0,17847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POWER([.B6];2)" office:value-type="float" office:value="36" calcext:value-type="float">
            <text:p>36</text:p>
          </table:table-cell>
          <table:table-cell table:style-name="ce2" table:formula="of:=[.B6]*[.C6]" office:value-type="float" office:value="420" calcext:value-type="float">
            <text:p>420</text:p>
          </table:table-cell>
          <table:table-cell table:style-name="ce2" table:formula="of:=POWER([.C6];2)" office:value-type="float" office:value="4900" calcext:value-type="float">
            <text:p>4900</text:p>
          </table:table-cell>
          <table:table-cell table:style-name="ce6" table:formula="of:=IF([.A6]=1;POWER(([.C6]-[.L2]-[.L3]*[.B6]);2);0)" office:value-type="float" office:value="7.5232653061224" calcext:value-type="float">
            <text:p>7,523265</text:p>
          </table:table-cell>
          <table:table-cell table:style-name="ce7" table:formula="of:=IF([.A6]=1;[.B6]*[.L3]+[.L2];0)" office:value-type="float" office:value="72.7428571428571" calcext:value-type="float">
            <text:p>72,742857</text:p>
          </table:table-cell>
          <table:table-cell table:style-name="Default"/>
          <table:table-cell table:style-name="ce1" office:value-type="string" calcext:value-type="string">
            <text:p>r²</text:p>
          </table:table-cell>
          <table:table-cell table:style-name="ce9" office:value-type="string" calcext:value-type="string">
            <text:p>=</text:p>
          </table:table-cell>
          <table:table-cell table:style-name="ce6" table:formula="of:=1-((SUM([.G2:.G27]))/((SUM([.F2:.F27]))-(1/[.L7])*POWER(SUM([.C2:.C27]);2)))" office:value-type="float" office:value="0.997587639774815" calcext:value-type="float">
            <text:p>0,99758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6" calcext:value-type="float">
            <text:p>86</text:p>
          </table:table-cell>
          <table:table-cell table:style-name="ce2" table:formula="of:=POWER([.B7];2)" office:value-type="float" office:value="49" calcext:value-type="float">
            <text:p>49</text:p>
          </table:table-cell>
          <table:table-cell table:style-name="ce2" table:formula="of:=[.B7]*[.C7]" office:value-type="float" office:value="602" calcext:value-type="float">
            <text:p>602</text:p>
          </table:table-cell>
          <table:table-cell table:style-name="ce2" table:formula="of:=POWER([.C7];2)" office:value-type="float" office:value="7396" calcext:value-type="float">
            <text:p>7396</text:p>
          </table:table-cell>
          <table:table-cell table:style-name="ce6" table:formula="of:=IF([.A7]=1;POWER(([.C7]-[.L2]-[.L3]*[.B7]);2);0)" office:value-type="float" office:value="0.029387755102043" calcext:value-type="float">
            <text:p>0,029388</text:p>
          </table:table-cell>
          <table:table-cell table:style-name="ce7" table:formula="of:=IF([.A7]=1;[.B7]*[.L3]+[.L2];0)" office:value-type="float" office:value="85.8285714285714" calcext:value-type="float">
            <text:p>85,828571</text:p>
          </table:table-cell>
          <table:table-cell table:style-name="Default"/>
          <table:table-cell table:style-name="ce1" office:value-type="string" calcext:value-type="string">
            <text:p>n</text:p>
          </table:table-cell>
          <table:table-cell table:style-name="ce9" office:value-type="string" calcext:value-type="string">
            <text:p>=</text:p>
          </table:table-cell>
          <table:table-cell table:style-name="ce2" table:formula="of:=COUNT([.A2:.A27])" office:value-type="float" office:value="15" calcext:value-type="float">
            <text:p>1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9" calcext:value-type="float">
            <text:p>99</text:p>
          </table:table-cell>
          <table:table-cell table:style-name="ce2" table:formula="of:=POWER([.B8];2)" office:value-type="float" office:value="64" calcext:value-type="float">
            <text:p>64</text:p>
          </table:table-cell>
          <table:table-cell table:style-name="ce2" table:formula="of:=[.B8]*[.C8]" office:value-type="float" office:value="792" calcext:value-type="float">
            <text:p>792</text:p>
          </table:table-cell>
          <table:table-cell table:style-name="ce2" table:formula="of:=POWER([.C8];2)" office:value-type="float" office:value="9801" calcext:value-type="float">
            <text:p>9801</text:p>
          </table:table-cell>
          <table:table-cell table:style-name="ce6" table:formula="of:=IF([.A8]=1;POWER(([.C8]-[.L2]-[.L3]*[.B8]);2);0)" office:value-type="float" office:value="0.00734693877551076" calcext:value-type="float">
            <text:p>0,007347</text:p>
          </table:table-cell>
          <table:table-cell table:style-name="ce7" table:formula="of:=IF([.A8]=1;[.B8]*[.L3]+[.L2];0)" office:value-type="float" office:value="98.9142857142857" calcext:value-type="float">
            <text:p>98,91428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5" calcext:value-type="float">
            <text:p>115</text:p>
          </table:table-cell>
          <table:table-cell table:style-name="ce2" table:formula="of:=POWER([.B9];2)" office:value-type="float" office:value="81" calcext:value-type="float">
            <text:p>81</text:p>
          </table:table-cell>
          <table:table-cell table:style-name="ce2" table:formula="of:=[.B9]*[.C9]" office:value-type="float" office:value="1035" calcext:value-type="float">
            <text:p>1035</text:p>
          </table:table-cell>
          <table:table-cell table:style-name="ce2" table:formula="of:=POWER([.C9];2)" office:value-type="float" office:value="13225" calcext:value-type="float">
            <text:p>13225</text:p>
          </table:table-cell>
          <table:table-cell table:style-name="ce6" table:formula="of:=IF([.A9]=1;POWER(([.C9]-[.L2]-[.L3]*[.B9]);2);0)" office:value-type="float" office:value="9" calcext:value-type="float">
            <text:p>9,000000</text:p>
          </table:table-cell>
          <table:table-cell table:style-name="ce7" table:formula="of:=IF([.A9]=1;[.B9]*[.L3]+[.L2];0)" office:value-type="float" office:value="112" calcext:value-type="float">
            <text:p>112,000000</text:p>
          </table:table-cell>
          <table:table-cell table:style-name="Default"/>
          <table:table-cell table:number-columns-repeated="2"/>
          <table:table-cell table:style-name="ce11"/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5" calcext:value-type="float">
            <text:p>125</text:p>
          </table:table-cell>
          <table:table-cell table:style-name="ce2" table:formula="of:=POWER([.B10];2)" office:value-type="float" office:value="100" calcext:value-type="float">
            <text:p>100</text:p>
          </table:table-cell>
          <table:table-cell table:style-name="ce2" table:formula="of:=[.B10]*[.C10]" office:value-type="float" office:value="1250" calcext:value-type="float">
            <text:p>1250</text:p>
          </table:table-cell>
          <table:table-cell table:style-name="ce2" table:formula="of:=POWER([.C10];2)" office:value-type="float" office:value="15625" calcext:value-type="float">
            <text:p>15625</text:p>
          </table:table-cell>
          <table:table-cell table:style-name="ce6" table:formula="of:=IF([.A10]=1;POWER(([.C10]-[.L2]-[.L3]*[.B10]);2);0)" office:value-type="float" office:value="0.00734693877551076" calcext:value-type="float">
            <text:p>0,007347</text:p>
          </table:table-cell>
          <table:table-cell table:style-name="ce7" table:formula="of:=IF([.A10]=1;[.B10]*[.L3]+[.L2];0)" office:value-type="float" office:value="125.085714285714" calcext:value-type="float">
            <text:p>125,085714</text:p>
          </table:table-cell>
          <table:table-cell table:style-name="Default"/>
          <table:table-cell/>
          <table:table-cell table:style-name="ce10" office:value-type="string" calcext:value-type="string">
            <text:p>=</text:p>
          </table:table-cell>
          <table:table-cell table:style-name="ce6" table:formula="of:=(1/([.L7]-2))*(SUM([.G2:.G27]))" office:value-type="float" office:value="8.91868131868131" calcext:value-type="float">
            <text:p>8,918681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0" calcext:value-type="float">
            <text:p>140</text:p>
          </table:table-cell>
          <table:table-cell table:style-name="ce2" table:formula="of:=POWER([.B11];2)" office:value-type="float" office:value="121" calcext:value-type="float">
            <text:p>121</text:p>
          </table:table-cell>
          <table:table-cell table:style-name="ce2" table:formula="of:=[.B11]*[.C11]" office:value-type="float" office:value="1540" calcext:value-type="float">
            <text:p>1540</text:p>
          </table:table-cell>
          <table:table-cell table:style-name="ce2" table:formula="of:=POWER([.C11];2)" office:value-type="float" office:value="19600" calcext:value-type="float">
            <text:p>19600</text:p>
          </table:table-cell>
          <table:table-cell table:style-name="ce6" table:formula="of:=IF([.A11]=1;POWER(([.C11]-[.L2]-[.L3]*[.B11]);2);0)" office:value-type="float" office:value="3.34367346938773" calcext:value-type="float">
            <text:p>3,343673</text:p>
          </table:table-cell>
          <table:table-cell table:style-name="ce7" table:formula="of:=IF([.A11]=1;[.B11]*[.L3]+[.L2];0)" office:value-type="float" office:value="138.171428571429" calcext:value-type="float">
            <text:p>138,171429</text:p>
          </table:table-cell>
          <table:table-cell table:style-name="Default"/>
          <table:table-cell/>
          <table:table-cell table:style-name="ce10" office:value-type="string" calcext:value-type="string">
            <text:p>D =</text:p>
          </table:table-cell>
          <table:table-cell table:style-name="ce6" table:formula="of:=[.L7]*(SUM([.D2:.D27]))-(POWER(SUM([.B2:.B27]);2))" office:value-type="float" office:value="4200" calcext:value-type="float">
            <text:p>4200,000000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0" calcext:value-type="float">
            <text:p>150</text:p>
          </table:table-cell>
          <table:table-cell table:style-name="ce2" table:formula="of:=POWER([.B12];2)" office:value-type="float" office:value="144" calcext:value-type="float">
            <text:p>144</text:p>
          </table:table-cell>
          <table:table-cell table:style-name="ce2" table:formula="of:=[.B12]*[.C12]" office:value-type="float" office:value="1800" calcext:value-type="float">
            <text:p>1800</text:p>
          </table:table-cell>
          <table:table-cell table:style-name="ce2" table:formula="of:=POWER([.C12];2)" office:value-type="float" office:value="22500" calcext:value-type="float">
            <text:p>22500</text:p>
          </table:table-cell>
          <table:table-cell table:style-name="ce6" table:formula="of:=IF([.A12]=1;POWER(([.C12]-[.L2]-[.L3]*[.B12]);2);0)" office:value-type="float" office:value="1.58040816326526" calcext:value-type="float">
            <text:p>1,580408</text:p>
          </table:table-cell>
          <table:table-cell table:style-name="ce7" table:formula="of:=IF([.A12]=1;[.B12]*[.L3]+[.L2];0)" office:value-type="float" office:value="151.257142857143" calcext:value-type="float">
            <text:p>151,257143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formula="of:=POWER([.B13];2)" office:value-type="float" office:value="169" calcext:value-type="float">
            <text:p>169</text:p>
          </table:table-cell>
          <table:table-cell table:style-name="ce2" table:formula="of:=[.B13]*[.C13]" office:value-type="float" office:value="2080" calcext:value-type="float">
            <text:p>2080</text:p>
          </table:table-cell>
          <table:table-cell table:style-name="ce2" table:formula="of:=POWER([.C13];2)" office:value-type="float" office:value="25600" calcext:value-type="float">
            <text:p>25600</text:p>
          </table:table-cell>
          <table:table-cell table:style-name="ce6" table:formula="of:=IF([.A13]=1;POWER(([.C13]-[.L2]-[.L3]*[.B13]);2);0)" office:value-type="float" office:value="18.8604081632652" calcext:value-type="float">
            <text:p>18,860408</text:p>
          </table:table-cell>
          <table:table-cell table:style-name="ce7" table:formula="of:=IF([.A13]=1;[.B13]*[.L3]+[.L2];0)" office:value-type="float" office:value="164.342857142857" calcext:value-type="float">
            <text:p>164,342857</text:p>
          </table:table-cell>
          <table:table-cell/>
          <table:table-cell table:style-name="ce8"/>
          <table:table-cell table:number-columns-repeated="3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formula="of:=POWER([.B14];2)" office:value-type="float" office:value="196" calcext:value-type="float">
            <text:p>196</text:p>
          </table:table-cell>
          <table:table-cell table:style-name="ce2" table:formula="of:=[.B14]*[.C14]" office:value-type="float" office:value="2520" calcext:value-type="float">
            <text:p>2520</text:p>
          </table:table-cell>
          <table:table-cell table:style-name="ce2" table:formula="of:=POWER([.C14];2)" office:value-type="float" office:value="32400" calcext:value-type="float">
            <text:p>32400</text:p>
          </table:table-cell>
          <table:table-cell table:style-name="ce6" table:formula="of:=IF([.A14]=1;POWER(([.C14]-[.L2]-[.L3]*[.B14]);2);0)" office:value-type="float" office:value="6.61224489795925" calcext:value-type="float">
            <text:p>6,612245</text:p>
          </table:table-cell>
          <table:table-cell table:style-name="ce7" table:formula="of:=IF([.A14]=1;[.B14]*[.L3]+[.L2];0)" office:value-type="float" office:value="177.428571428571" calcext:value-type="float">
            <text:p>177,428571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5" calcext:value-type="float">
            <text:p>195</text:p>
          </table:table-cell>
          <table:table-cell table:style-name="ce2" table:formula="of:=POWER([.B15];2)" office:value-type="float" office:value="225" calcext:value-type="float">
            <text:p>225</text:p>
          </table:table-cell>
          <table:table-cell table:style-name="ce2" table:formula="of:=[.B15]*[.C15]" office:value-type="float" office:value="2925" calcext:value-type="float">
            <text:p>2925</text:p>
          </table:table-cell>
          <table:table-cell table:style-name="ce2" table:formula="of:=POWER([.C15];2)" office:value-type="float" office:value="38025" calcext:value-type="float">
            <text:p>38025</text:p>
          </table:table-cell>
          <table:table-cell table:style-name="ce6" table:formula="of:=IF([.A15]=1;POWER(([.C15]-[.L2]-[.L3]*[.B15]);2);0)" office:value-type="float" office:value="20.1216326530613" calcext:value-type="float">
            <text:p>20,121633</text:p>
          </table:table-cell>
          <table:table-cell table:style-name="ce7" table:formula="of:=IF([.A15]=1;[.B15]*[.L3]+[.L2];0)" office:value-type="float" office:value="190.514285714286" calcext:value-type="float">
            <text:p>190,514286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formula="of:=POWER([.B16];2)" office:value-type="float" office:value="256" calcext:value-type="float">
            <text:p>256</text:p>
          </table:table-cell>
          <table:table-cell table:style-name="ce2" table:formula="of:=[.B16]*[.C16]" office:value-type="float" office:value="3200" calcext:value-type="float">
            <text:p>3200</text:p>
          </table:table-cell>
          <table:table-cell table:style-name="ce2" table:formula="of:=POWER([.C16];2)" office:value-type="float" office:value="40000" calcext:value-type="float">
            <text:p>40000</text:p>
          </table:table-cell>
          <table:table-cell table:style-name="ce6" table:formula="of:=IF([.A16]=1;POWER(([.C16]-[.L2]-[.L3]*[.B16]);2);0)" office:value-type="float" office:value="12.96" calcext:value-type="float">
            <text:p>12,960000</text:p>
          </table:table-cell>
          <table:table-cell table:style-name="ce7" table:formula="of:=IF([.A16]=1;[.B16]*[.L3]+[.L2];0)" office:value-type="float" office:value="203.6" calcext:value-type="float">
            <text:p>203,6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7];2)" office:value-type="float" office:value="0" calcext:value-type="float">
            <text:p>0</text:p>
          </table:table-cell>
          <table:table-cell table:style-name="ce2" table:formula="of:=[.B17]*[.C17]" office:value-type="float" office:value="0" calcext:value-type="float">
            <text:p>0</text:p>
          </table:table-cell>
          <table:table-cell table:style-name="ce2" table:formula="of:=POWER([.C17];2)" office:value-type="float" office:value="0" calcext:value-type="float">
            <text:p>0</text:p>
          </table:table-cell>
          <table:table-cell table:style-name="ce6" table:formula="of:=IF([.A17]=1;POWER(([.C17]-[.L2]-[.L3]*[.B17]);2);0)" office:value-type="float" office:value="0" calcext:value-type="float">
            <text:p>0,000000</text:p>
          </table:table-cell>
          <table:table-cell table:style-name="ce7" table:formula="of:=IF([.A17]=1;[.B1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8];2)" office:value-type="float" office:value="0" calcext:value-type="float">
            <text:p>0</text:p>
          </table:table-cell>
          <table:table-cell table:style-name="ce2" table:formula="of:=[.B18]*[.C18]" office:value-type="float" office:value="0" calcext:value-type="float">
            <text:p>0</text:p>
          </table:table-cell>
          <table:table-cell table:style-name="ce2" table:formula="of:=POWER([.C18];2)" office:value-type="float" office:value="0" calcext:value-type="float">
            <text:p>0</text:p>
          </table:table-cell>
          <table:table-cell table:style-name="ce6" table:formula="of:=IF([.A18]=1;POWER(([.C18]-[.L2]-[.L3]*[.B18]);2);0)" office:value-type="float" office:value="0" calcext:value-type="float">
            <text:p>0,000000</text:p>
          </table:table-cell>
          <table:table-cell table:style-name="ce7" table:formula="of:=IF([.A18]=1;[.B18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19];2)" office:value-type="float" office:value="0" calcext:value-type="float">
            <text:p>0</text:p>
          </table:table-cell>
          <table:table-cell table:style-name="ce2" table:formula="of:=[.B19]*[.C19]" office:value-type="float" office:value="0" calcext:value-type="float">
            <text:p>0</text:p>
          </table:table-cell>
          <table:table-cell table:style-name="ce2" table:formula="of:=POWER([.C19];2)" office:value-type="float" office:value="0" calcext:value-type="float">
            <text:p>0</text:p>
          </table:table-cell>
          <table:table-cell table:style-name="ce6" table:formula="of:=IF([.A19]=1;POWER(([.C19]-[.L2]-[.L3]*[.B19]);2);0)" office:value-type="float" office:value="0" calcext:value-type="float">
            <text:p>0,000000</text:p>
          </table:table-cell>
          <table:table-cell table:style-name="ce7" table:formula="of:=IF([.A19]=1;[.B19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0];2)" office:value-type="float" office:value="0" calcext:value-type="float">
            <text:p>0</text:p>
          </table:table-cell>
          <table:table-cell table:style-name="ce2" table:formula="of:=[.B20]*[.C20]" office:value-type="float" office:value="0" calcext:value-type="float">
            <text:p>0</text:p>
          </table:table-cell>
          <table:table-cell table:style-name="ce2" table:formula="of:=POWER([.C20];2)" office:value-type="float" office:value="0" calcext:value-type="float">
            <text:p>0</text:p>
          </table:table-cell>
          <table:table-cell table:style-name="ce6" table:formula="of:=IF([.A20]=1;POWER(([.C20]-[.L2]-[.L3]*[.B20]);2);0)" office:value-type="float" office:value="0" calcext:value-type="float">
            <text:p>0,000000</text:p>
          </table:table-cell>
          <table:table-cell table:style-name="ce7" table:formula="of:=IF([.A20]=1;[.B20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1];2)" office:value-type="float" office:value="0" calcext:value-type="float">
            <text:p>0</text:p>
          </table:table-cell>
          <table:table-cell table:style-name="ce2" table:formula="of:=[.B21]*[.C21]" office:value-type="float" office:value="0" calcext:value-type="float">
            <text:p>0</text:p>
          </table:table-cell>
          <table:table-cell table:style-name="ce2" table:formula="of:=POWER([.C21];2)" office:value-type="float" office:value="0" calcext:value-type="float">
            <text:p>0</text:p>
          </table:table-cell>
          <table:table-cell table:style-name="ce6" table:formula="of:=IF([.A21]=1;POWER(([.C21]-[.L2]-[.L3]*[.B21]);2);0)" office:value-type="float" office:value="0" calcext:value-type="float">
            <text:p>0,000000</text:p>
          </table:table-cell>
          <table:table-cell table:style-name="ce7" table:formula="of:=IF([.A21]=1;[.B21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2];2)" office:value-type="float" office:value="0" calcext:value-type="float">
            <text:p>0</text:p>
          </table:table-cell>
          <table:table-cell table:style-name="ce2" table:formula="of:=[.B22]*[.C22]" office:value-type="float" office:value="0" calcext:value-type="float">
            <text:p>0</text:p>
          </table:table-cell>
          <table:table-cell table:style-name="ce2" table:formula="of:=POWER([.C22];2)" office:value-type="float" office:value="0" calcext:value-type="float">
            <text:p>0</text:p>
          </table:table-cell>
          <table:table-cell table:style-name="ce6" table:formula="of:=IF([.A22]=1;POWER(([.C22]-[.L2]-[.L3]*[.B22]);2);0)" office:value-type="float" office:value="0" calcext:value-type="float">
            <text:p>0,000000</text:p>
          </table:table-cell>
          <table:table-cell table:style-name="ce7" table:formula="of:=IF([.A22]=1;[.B22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3];2)" office:value-type="float" office:value="0" calcext:value-type="float">
            <text:p>0</text:p>
          </table:table-cell>
          <table:table-cell table:style-name="ce2" table:formula="of:=[.B23]*[.C23]" office:value-type="float" office:value="0" calcext:value-type="float">
            <text:p>0</text:p>
          </table:table-cell>
          <table:table-cell table:style-name="ce2" table:formula="of:=POWER([.C23];2)" office:value-type="float" office:value="0" calcext:value-type="float">
            <text:p>0</text:p>
          </table:table-cell>
          <table:table-cell table:style-name="ce6" table:formula="of:=IF([.A23]=1;POWER(([.C23]-[.L2]-[.L3]*[.B23]);2);0)" office:value-type="float" office:value="0" calcext:value-type="float">
            <text:p>0,000000</text:p>
          </table:table-cell>
          <table:table-cell table:style-name="ce7" table:formula="of:=IF([.A23]=1;[.B23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4];2)" office:value-type="float" office:value="0" calcext:value-type="float">
            <text:p>0</text:p>
          </table:table-cell>
          <table:table-cell table:style-name="ce2" table:formula="of:=[.B24]*[.C24]" office:value-type="float" office:value="0" calcext:value-type="float">
            <text:p>0</text:p>
          </table:table-cell>
          <table:table-cell table:style-name="ce2" table:formula="of:=POWER([.C24];2)" office:value-type="float" office:value="0" calcext:value-type="float">
            <text:p>0</text:p>
          </table:table-cell>
          <table:table-cell table:style-name="ce6" table:formula="of:=IF([.A24]=1;POWER(([.C24]-[.L2]-[.L3]*[.B24]);2);0)" office:value-type="float" office:value="0" calcext:value-type="float">
            <text:p>0,000000</text:p>
          </table:table-cell>
          <table:table-cell table:style-name="ce7" table:formula="of:=IF([.A24]=1;[.B24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5];2)" office:value-type="float" office:value="0" calcext:value-type="float">
            <text:p>0</text:p>
          </table:table-cell>
          <table:table-cell table:style-name="ce2" table:formula="of:=[.B25]*[.C25]" office:value-type="float" office:value="0" calcext:value-type="float">
            <text:p>0</text:p>
          </table:table-cell>
          <table:table-cell table:style-name="ce2" table:formula="of:=POWER([.C25];2)" office:value-type="float" office:value="0" calcext:value-type="float">
            <text:p>0</text:p>
          </table:table-cell>
          <table:table-cell table:style-name="ce6" table:formula="of:=IF([.A25]=1;POWER(([.C25]-[.L2]-[.L3]*[.B25]);2);0)" office:value-type="float" office:value="0" calcext:value-type="float">
            <text:p>0,000000</text:p>
          </table:table-cell>
          <table:table-cell table:style-name="ce7" table:formula="of:=IF([.A25]=1;[.B25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6];2)" office:value-type="float" office:value="0" calcext:value-type="float">
            <text:p>0</text:p>
          </table:table-cell>
          <table:table-cell table:style-name="ce2" table:formula="of:=[.B26]*[.C26]" office:value-type="float" office:value="0" calcext:value-type="float">
            <text:p>0</text:p>
          </table:table-cell>
          <table:table-cell table:style-name="ce2" table:formula="of:=POWER([.C26];2)" office:value-type="float" office:value="0" calcext:value-type="float">
            <text:p>0</text:p>
          </table:table-cell>
          <table:table-cell table:style-name="ce6" table:formula="of:=IF([.A26]=1;POWER(([.C26]-[.L2]-[.L3]*[.B26]);2);0)" office:value-type="float" office:value="0" calcext:value-type="float">
            <text:p>0,000000</text:p>
          </table:table-cell>
          <table:table-cell table:style-name="ce7" table:formula="of:=IF([.A26]=1;[.B26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POWER([.B27];2)" office:value-type="float" office:value="0" calcext:value-type="float">
            <text:p>0</text:p>
          </table:table-cell>
          <table:table-cell table:style-name="ce2" table:formula="of:=[.B27]*[.C27]" office:value-type="float" office:value="0" calcext:value-type="float">
            <text:p>0</text:p>
          </table:table-cell>
          <table:table-cell table:style-name="ce2" table:formula="of:=POWER([.C27];2)" office:value-type="float" office:value="0" calcext:value-type="float">
            <text:p>0</text:p>
          </table:table-cell>
          <table:table-cell table:style-name="ce6" table:formula="of:=IF([.A27]=1;POWER(([.C27]-[.L2]-[.L3]*[.B27]);2);0)" office:value-type="float" office:value="0" calcext:value-type="float">
            <text:p>0,000000</text:p>
          </table:table-cell>
          <table:table-cell table:style-name="ce7" table:formula="of:=IF([.A27]=1;[.B27]*[.L3]+[.L2];0)" office:value-type="float" office:value="0" calcext:value-type="float">
            <text:p>0,000000</text:p>
          </table:table-cell>
          <table:table-cell table:number-columns-repeated="5"/>
          <table:table-cell table:style-name="Default" table:number-columns-repeated="3"/>
          <table:table-cell table:number-columns-repeated="1008"/>
        </table:table-row>
        <table:table-row table:style-name="ro1" table:number-rows-repeated="11">
          <table:table-cell/>
          <table:table-cell table:style-name="ce4" table:number-columns-repeated="4"/>
          <table:table-cell table:style-name="ce5"/>
          <table:table-cell table:number-columns-repeated="6"/>
          <table:table-cell table:style-name="ce12"/>
          <table:table-cell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delta" table:base-cell-address="$Planilha1.$A$1" table:expression="['file:///C:/Users/Vitor/Downloads/ajuste_de_reta.xls'#$retaMMQ.$G$5]"/>
        <table:named-expression table:name="S_1" table:base-cell-address="$Planilha1.$A$1" table:expression="['file:///C:/Users/Vitor/Downloads/ajuste_de_reta.xls'#$retaMMQ.$B$5]"/>
        <table:named-expression table:name="S_x" table:base-cell-address="$Planilha1.$A$1" table:expression="['file:///C:/Users/Vitor/Downloads/ajuste_de_reta.xls'#$retaMMQ.$C$5]"/>
        <table:named-expression table:name="S_xx" table:base-cell-address="$Planilha1.$A$1" table:expression="['file:///C:/Users/Vitor/Downloads/ajuste_de_reta.xls'#$retaMMQ.$D$5]"/>
        <table:named-expression table:name="S_y" table:base-cell-address="$Planilha1.$A$1" table:expression="['file:///C:/Users/Vitor/Downloads/ajuste_de_reta.xls'#$retaMMQ.$E$5]"/>
        <table:named-expression table:name="S_yx" table:base-cell-address="$Planilha1.$A$1" table:expression="['file:///C:/Users/Vitor/Downloads/ajuste_de_reta.xls'#$retaMMQ.$F$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" loext:min-decimal-places="1" number:min-integer-digits="1"/>
    </number:number-style>
    <number:number-style style:name="N142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00"/>
    </style:style>
    <style:style style:name="Excel_5f_CondFormat_5f_1_5f_1_5f_2" style:display-name="Excel_CondFormat_1_1_2" style:family="table-cell" style:parent-style-name="Default"/>
    <style:style style:name="Excel_5f_CondFormat_5f_1_5f_1_5f_3" style:display-name="Excel_CondFormat_1_1_3" style:family="table-cell" style:parent-style-name="Default">
      <style:table-cell-properties fo:background-color="#ff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8">00/00/0000</text:date>, <text:time style:data-style-name="N2" text:time-value="14:46:25.3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4:12:37.777000000</meta:creation-date>
    <dc:date>2018-12-08T15:21:19.825000000</dc:date>
    <meta:editing-duration>PT32M2S</meta:editing-duration>
    <meta:editing-cycles>7</meta:editing-cycles>
    <meta:generator>LibreOffice/5.2.2.2$Windows_X86_64 LibreOffice_project/8f96e87c890bf8fa77463cd4b640a2312823f3ad</meta:generator>
    <meta:document-statistic meta:table-count="1" meta:cell-count="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ed_20__28_var_29_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/>
      <style:text-properties fo:font-size="10pt" style:font-size-asian="10pt" style:font-size-complex="10pt"/>
    </style:style>
    <style:style style:name="ch6" style:family="chart">
      <style:graphic-properties draw:stroke="dash" draw:stroke-dash="Dashed_20__28_var_29_" svg:stroke-width="0.05cm" svg:stroke-color="#729fcf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none" svg:stroke-width="0.05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Gráfico</text:p>
        </chart:title>
        <chart:legend chart:legend-position="bottom" svg:x="5.582cm" svg:y="8.217cm" style:legend-expansion="wide" chart:style-name="ch3"/>
        <chart:plot-area chart:style-name="ch4" table:cell-range-address="Planilha1.B2:Planilha1.C27 Planilha1.H1:Planilha1.H27" chart:data-source-has-labels="both" svg:x="0.745cm" svg:y="1.035cm" svg:width="14.345cm" svg:height="6.561cm">
          <chartooo:coordinate-region svg:x="1.552cm" svg:y="1.234cm" svg:width="13.352cm" svg:height="5.715cm"/>
          <chart:axis chart:dimension="x" chart:name="primary-x" chart:style-name="ch5">
            <chart:grid chart:style-name="ch6" chart:class="major"/>
          </chart:axis>
          <chart:axis chart:dimension="x" chart:name="secondary-x" chart:style-name="ch7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Planilha1.C2:Planilha1.C27" loext:label-string="pontos" chart:class="chart:scatter">
            <chart:domain table:cell-range-address="Planilha1.B2:Planilha1.B27"/>
            <chart:data-point chart:repeated="26"/>
          </chart:series>
          <chart:series chart:attached-axis="primary-y" chart:style-name="ch9" chart:values-cell-range-address="Planilha1.H2:Planilha1.H27" chart:label-cell-address="Planilha1.H1:Planilha1.H1" chart:class="chart:scatte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pontos</text:p>
              </table:table-cell>
              <table:table-cell office:value-type="string">
                <text:p>Reta Ideal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">
                <text:p>2</text:p>
                <draw:g>
                  <svg:desc>Planilha1.B2:Planilha1.B27</svg:desc>
                </draw:g>
              </table:table-cell>
              <table:table-cell office:value-type="float" office:value="20">
                <text:p>20</text:p>
                <draw:g>
                  <svg:desc>Planilha1.C2:Planilha1.C27</svg:desc>
                </draw:g>
              </table:table-cell>
              <table:table-cell office:value-type="float" office:value="20.4">
                <text:p>20.4</text:p>
                <draw:g>
                  <svg:desc>Planilha1.H2:Planilha1.H27</svg:desc>
                </draw:g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33.4857142857143">
                <text:p>33.4857142857143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6.5714285714286">
                <text:p>46.571428571428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59.6571428571429">
                <text:p>59.657142857142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2.7428571428571">
                <text:p>72.742857142857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85.8285714285714">
                <text:p>85.8285714285714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98.9142857142857">
                <text:p>98.914285714285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125.085714285714">
                <text:p>125.085714285714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138.171428571429">
                <text:p>138.17142857142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151.257142857143">
                <text:p>151.257142857143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164.342857142857">
                <text:p>164.342857142857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177.428571428571">
                <text:p>177.428571428571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95">
                <text:p>195</text:p>
              </table:table-cell>
              <table:table-cell office:value-type="float" office:value="190.514285714286">
                <text:p>190.514285714286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03.6">
                <text:p>203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Windows_X86_64 LibreOffice_project/8f96e87c890bf8fa77463cd4b640a2312823f3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